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o Light" svg:font-family="'Lato Light'" style:font-adornments="Light" style:font-pitch="variable"/>
    <style:font-face style:name="Lohit Gurmukhi" svg:font-family="'Lohit Gurmukhi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ohit Gurmukhi" style:text-underline-style="solid" style:text-underline-width="auto" style:text-underline-color="font-color" officeooo:rsid="000446eb" officeooo:paragraph-rsid="000446eb" style:font-size-asian="10.5pt"/>
    </style:style>
    <style:style style:name="P2" style:family="paragraph" style:parent-style-name="Standard">
      <style:paragraph-properties fo:text-align="start" style:justify-single-word="false"/>
      <style:text-properties style:font-name="Lato Light" style:text-underline-style="solid" style:text-underline-width="auto" style:text-underline-color="font-color" fo:font-weight="250" officeooo:rsid="000446eb" officeooo:paragraph-rsid="000446eb" style:font-size-asian="10.5pt"/>
    </style:style>
    <style:style style:name="P3" style:family="paragraph" style:parent-style-name="Standard">
      <style:paragraph-properties fo:text-align="start" style:justify-single-word="false"/>
      <style:text-properties style:font-name="Lato Light" style:text-underline-style="none" fo:font-weight="250" officeooo:rsid="000446eb" officeooo:paragraph-rsid="000446eb" style:font-size-asian="10.5pt"/>
    </style:style>
    <style:style style:name="P4" style:family="paragraph" style:parent-style-name="Standard">
      <style:paragraph-properties fo:text-align="start" style:justify-single-word="false"/>
      <style:text-properties style:font-name="Lato Light" style:text-underline-style="none" fo:font-weight="250" officeooo:rsid="0005ba01" officeooo:paragraph-rsid="0005ba01" style:font-size-asian="10.5pt"/>
    </style:style>
    <style:style style:name="P5" style:family="paragraph" style:parent-style-name="Standard">
      <style:paragraph-properties fo:text-align="center" style:justify-single-word="false"/>
      <style:text-properties fo:color="#ce181e" style:font-name="Lato Light" fo:font-size="16pt" style:text-underline-style="none" fo:font-weight="bold" officeooo:rsid="000446eb" officeooo:paragraph-rsid="000446eb" style:font-size-asian="10.5pt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e181e" style:font-name="Lato Light" fo:font-size="18pt" style:text-underline-style="none" fo:font-weight="bold" officeooo:rsid="0005ba01" officeooo:paragraph-rsid="0005ba01" style:font-size-asian="10.5pt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e181e" style:font-name="Lato Light" fo:font-size="18pt" style:text-underline-style="none" fo:font-weight="bold" officeooo:rsid="000446eb" officeooo:paragraph-rsid="000446eb" style:font-size-asian="10.5pt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e181e" style:font-name="Lato Light" style:text-underline-style="solid" style:text-underline-width="auto" style:text-underline-color="font-color" fo:font-weight="250" officeooo:rsid="000446eb" officeooo:paragraph-rsid="000446eb" style:font-size-asian="10.5pt"/>
    </style:style>
    <style:style style:name="P9" style:family="paragraph" style:parent-style-name="Standard">
      <style:paragraph-properties fo:text-align="start" style:justify-single-word="false"/>
      <style:text-properties fo:color="#ce181e" style:font-name="Lato Light" fo:font-size="14pt" style:text-underline-style="none" fo:font-weight="bold" officeooo:rsid="00076902" officeooo:paragraph-rsid="00076902" style:font-size-asian="10.5pt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Lato Light" style:text-underline-style="none" fo:font-weight="250" officeooo:rsid="000446eb" officeooo:paragraph-rsid="000446eb" style:font-size-asian="10.5pt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Lato Light" style:text-underline-style="none" fo:font-weight="250" officeooo:rsid="000446eb" officeooo:paragraph-rsid="000446eb" style:font-size-asian="10.5pt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Lato Light" style:text-underline-style="none" fo:font-weight="250" officeooo:rsid="0005ba01" officeooo:paragraph-rsid="0005ba01" style:font-size-asian="10.5pt"/>
    </style:style>
    <style:style style:name="P13" style:family="paragraph" style:parent-style-name="Standard" style:list-style-name="L4">
      <style:paragraph-properties fo:text-align="start" style:justify-single-word="false"/>
      <style:text-properties style:font-name="Lato Light" style:text-underline-style="none" fo:font-weight="250" officeooo:rsid="0005ba01" officeooo:paragraph-rsid="0005ba01" style:font-size-asian="10.5pt"/>
    </style:style>
    <style:style style:name="P14" style:family="paragraph" style:parent-style-name="Standard" style:list-style-name="L5">
      <style:paragraph-properties fo:text-align="start" style:justify-single-word="false"/>
      <style:text-properties style:font-name="Lato Light" style:text-underline-style="none" fo:font-weight="250" officeooo:rsid="0005ba01" officeooo:paragraph-rsid="0005ba01" style:font-size-asian="10.5pt"/>
    </style:style>
    <style:style style:name="P15" style:family="paragraph" style:parent-style-name="Standard" style:list-style-name="L6">
      <style:paragraph-properties fo:text-align="start" style:justify-single-word="false"/>
      <style:text-properties style:font-name="Lato Light" style:text-underline-style="none" fo:font-weight="250" officeooo:rsid="0005ba01" officeooo:paragraph-rsid="0005ba01" style:font-size-asian="10.5pt"/>
    </style:style>
    <style:style style:name="P16" style:family="paragraph" style:parent-style-name="Standard" style:list-style-name="L7">
      <style:paragraph-properties fo:text-align="start" style:justify-single-word="false"/>
      <style:text-properties style:font-name="Lato Light" style:text-underline-style="none" fo:font-weight="250" officeooo:rsid="0005ba01" officeooo:paragraph-rsid="0005ba01" style:font-size-asian="10.5pt"/>
    </style:style>
    <style:style style:name="P17" style:family="paragraph" style:parent-style-name="Standard" style:list-style-name="L8">
      <style:paragraph-properties fo:text-align="start" style:justify-single-word="false"/>
      <style:text-properties style:font-name="Lato Light" style:text-underline-style="none" fo:font-weight="250" officeooo:rsid="0005ba01" officeooo:paragraph-rsid="0005ba01" style:font-size-asian="10.5pt"/>
    </style:style>
    <style:style style:name="P18" style:family="paragraph" style:parent-style-name="Standard" style:list-style-name="L9">
      <style:paragraph-properties fo:text-align="start" style:justify-single-word="false"/>
      <style:text-properties style:font-name="Lato Light" style:text-underline-style="none" fo:font-weight="250" officeooo:rsid="00076902" officeooo:paragraph-rsid="00076902" style:font-size-asian="10.5pt"/>
    </style:style>
    <style:style style:name="P19" style:family="paragraph" style:parent-style-name="Standard" style:list-style-name="L10">
      <style:paragraph-properties fo:text-align="start" style:justify-single-word="false"/>
      <style:text-properties style:font-name="Lato Light" style:text-underline-style="none" fo:font-weight="250" officeooo:rsid="00076902" officeooo:paragraph-rsid="00076902" style:font-size-asian="10.5pt"/>
    </style:style>
    <style:style style:name="P20" style:family="paragraph" style:parent-style-name="Standard" style:list-style-name="L9">
      <style:paragraph-properties fo:text-align="start" style:justify-single-word="false"/>
      <style:text-properties style:font-name="Lato Light" style:text-underline-style="none" fo:font-weight="250" officeooo:rsid="00083a2c" officeooo:paragraph-rsid="00083a2c" style:font-size-asian="10.5pt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Lato Light" style:text-underline-style="none" fo:font-weight="250" officeooo:rsid="000e7e3d" officeooo:paragraph-rsid="000e7e3d" style:font-size-asian="10.5pt"/>
    </style:style>
    <style:style style:name="T1" style:family="text">
      <style:text-properties style:text-underline-style="none"/>
    </style:style>
    <style:style style:name="T2" style:family="text">
      <style:text-properties style:font-name="Lato Light" fo:font-weight="250"/>
    </style:style>
    <style:style style:name="T3" style:family="text">
      <style:text-properties style:font-name="Lato Light" style:text-underline-style="none" fo:font-weight="250"/>
    </style:style>
    <style:style style:name="T4" style:family="text">
      <style:text-properties fo:font-size="18pt" style:text-underline-style="none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achine Learning</text:p>
      <text:p text:style-name="P2"/>
      <text:p text:style-name="P1"><text:span text:style-name="T2">source:</text:span><text:span text:style-name="T3"> </text:span><text:a xlink:type="simple" xlink:href="https://archive.ics.uci.edu/ml/datasets.html" text:style-name="Internet_20_link" text:visited-style-name="Visited_20_Internet_20_Link"><text:span text:style-name="T2">https://archive.ics.uci.edu/ml/datasets.html</text:span></text:a></text:p>
      <text:p text:style-name="P3"/>
      <text:p text:style-name="P8"><text:span text:style-name="T4">Goal</text:span><text:span text:style-name="T1"> </text:span></text:p>
      <text:list xml:id="list3480344319" text:style-name="L1">
        <text:list-item>
          <text:p text:style-name="P10">Random Forrest</text:p>
        </text:list-item>
        <text:list-item>
          <text:p text:style-name="P10">Naive Bayes</text:p>
        </text:list-item>
        <text:list-item>
          <text:p text:style-name="P21">Neural Networks</text:p>
        </text:list-item>
      </text:list>
      <text:p text:style-name="P3"/>
      <text:p text:style-name="P7">Submission:</text:p>
      <text:list xml:id="list106844905" text:style-name="L2">
        <text:list-item>
          <text:p text:style-name="P11">Submit PDF document with code</text:p>
        </text:list-item>
      </text:list>
      <text:p text:style-name="P3"/>
      <text:p text:style-name="P3"/>
      <text:p text:style-name="P6">Requirements</text:p>
      <text:list xml:id="list211742742" text:style-name="L3">
        <text:list-item>
          <text:p text:style-name="P12">Description of dataset</text:p>
        </text:list-item>
      </text:list>
      <text:list xml:id="list260163937" text:style-name="L4">
        <text:list-item>
          <text:list>
            <text:list-item>
              <text:p text:style-name="P13">Attributes</text:p>
            </text:list-item>
            <text:list-item>
              <text:p text:style-name="P13">Targets</text:p>
            </text:list-item>
            <text:list-item>
              <text:p text:style-name="P13">How many datapoints</text:p>
            </text:list-item>
            <text:list-item>
              <text:p text:style-name="P13">Some sample datapoint from the dataset</text:p>
            </text:list-item>
            <text:list-item>
              <text:p text:style-name="P13">State what you are trying to predict</text:p>
            </text:list-item>
            <text:list-item>
              <text:p text:style-name="P13">Must be interesting dataset</text:p>
            </text:list-item>
          </text:list>
        </text:list-item>
      </text:list>
      <text:list xml:id="list3425054389" text:style-name="L5">
        <text:list-item>
          <text:p text:style-name="P14">Description of the stucture</text:p>
        </text:list-item>
      </text:list>
      <text:list xml:id="list1963477489" text:style-name="L6">
        <text:list-item>
          <text:list>
            <text:list-item>
              <text:p text:style-name="P15">Inputs and Targets</text:p>
            </text:list-item>
            <text:list-item>
              <text:p text:style-name="P15">Normalised and Preprocessed</text:p>
            </text:list-item>
            <text:list-item>
              <text:p text:style-name="P15">Split into validation/training/test data</text:p>
            </text:list-item>
          </text:list>
        </text:list-item>
      </text:list>
      <text:list xml:id="list2425043792" text:style-name="L7">
        <text:list-item>
          <text:p text:style-name="P16">List of </text:p>
        </text:list-item>
      </text:list>
      <text:list xml:id="list545461485" text:style-name="L8">
        <text:list-item>
          <text:list>
            <text:list-item>
              <text:p text:style-name="P17">Classifcation algorithms</text:p>
            </text:list-item>
            <text:list-item>
              <text:p text:style-name="P17">Implementation details and the error on the test set</text:p>
            </text:list-item>
            <text:list-item>
              <text:p text:style-name="P17">Errors in the form of confusion matrix</text:p>
            </text:list-item>
          </text:list>
        </text:list-item>
      </text:list>
      <text:list xml:id="list1952369776" text:style-name="L9">
        <text:list-item>
          <text:p text:style-name="P18">Discussion of results from other algorithms.</text:p>
          <text:list>
            <text:list-item>
              <text:p text:style-name="P18">What worked best</text:p>
            </text:list-item>
            <text:list-item>
              <text:p text:style-name="P18">Why?</text:p>
            </text:list-item>
          </text:list>
        </text:list-item>
        <text:list-item>
          <text:p text:style-name="P18">Citation of resources</text:p>
        </text:list-item>
        <text:list-item>
          <text:p text:style-name="P20">Visualisations</text:p>
        </text:list-item>
      </text:list>
      <text:p text:style-name="P4"/>
      <text:p text:style-name="P9">Example: Linear Regression</text:p>
      <text:list xml:id="list2151086494" text:style-name="L10">
        <text:list-item>
          <text:p text:style-name="P19">Why did you choose this algorithm</text:p>
        </text:list-item>
        <text:list-item>
          <text:p text:style-name="P19">What value of lambda did you use ? Why was this a good choice</text:p>
        </text:list-item>
        <text:list-item>
          <text:p text:style-name="P19">What basis function did you use</text:p>
        </text:list-item>
        <text:list-item>
          <text:p text:style-name="P19">How did you train the model</text:p>
          <text:p text:style-name="P19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o Light" svg:font-family="'Lato Light'" style:font-adornments="Light" style:font-pitch="variable"/>
    <style:font-face style:name="Lohit Gurmukhi" svg:font-family="'Lohit Gurmukhi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2T14:11:31.005483975</meta:creation-date>
    <meta:generator>LibreOffice/6.4.3.2$Linux_X86_64 LibreOffice_project/40$Build-2</meta:generator>
    <dc:date>2020-05-26T17:09:19.624371808</dc:date>
    <meta:editing-duration>PT30M20S</meta:editing-duration>
    <meta:editing-cycles>9</meta:editing-cycles>
    <meta:document-statistic meta:table-count="0" meta:image-count="0" meta:object-count="0" meta:page-count="1" meta:paragraph-count="35" meta:word-count="155" meta:character-count="876" meta:non-whitespace-character-count="782"/>
  </office:meta>
</office:document-meta>
</file>